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Operation.CachePutOperation( CachePutOperation . Build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setUnless( String unl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Opera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PutOperation.getUn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